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urier new" svg:font-family="'courier new', courier, monospac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757cm"/>
    </style:style>
    <style:style style:name="Table1.B" style:family="table-column">
      <style:table-column-properties style:column-width="3.768cm"/>
    </style:style>
    <style:style style:name="Table1.C" style:family="table-column">
      <style:table-column-properties style:column-width="9.476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Table_20_Contents">
      <style:paragraph-properties fo:margin-top="0cm" fo:margin-bottom="0.499cm" style:contextual-spacing="false" style:writing-mode="lr-tb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style:font-name="courier new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0 - Atividade Prática: Exercícios Funções</text:h>
      <text:section text:style-name="Sect1" text:name="page-content">
        <text:p text:style-name="Text_20_body"/>
        <text:section text:style-name="Sect1" text:name="region-main-box">
          <text:p text:style-name="Text_20_body"><text:bookmark text:name="user-notifications"/><text:bookmark text:name="maincontent"/></text:p>
          <text:section text:style-name="Sect1" text:name="yui_3_17_2_1_1668299592704_43">
            <text:p text:style-name="P2">Condições de conclusão </text:p>
          </text:section>
        </text:section>
      </text:section>
      <text:p text:style-name="P2"><text:span text:style-name="Strong_20_Emphasis">Vencimento:</text:span> quarta, 9 nov 2022, 04:00 </text:p>
      <text:section text:style-name="Sect1" text:name="intro">
        <text:p text:style-name="P2"/>
        <text:section text:style-name="Sect1" text:name="yui_3_17_2_1_1668299592704_42">
          <text:p text:style-name="P2"/>
          <text:section text:style-name="Sect1" text:name="yui_3_17_2_1_1668299592704_41">
            <text:p text:style-name="Text_20_body"><text:bookmark text:name="yui_3_17_2_1_1539745331882_38"/>1 - Escreva um programa que leia um número e escreva este número elevado ao quadrado.<text:line-break/>O programa deve ter uma função que recebe um número como parâmetro e retorne este número elevado ao quadrado</text:p>
            <text:p text:style-name="Text_20_body">2 - Escreva um programa que leia 3 números. <text:line-break/>O programa deve apresentar a soma e o produto dos 3 números. <text:line-break/>O programa deve ter uma função que recebe os três números e retorna a soma, e outra função que recebe os três números e retorna o produto.</text:p>
            <text:p text:style-name="Text_20_body">3 - Escreva um programa que apresente leia dois números e apresente as seguintes opções:<text:line-break/>A - Somar 2 números<text:line-break/>B - Multiplicar 2 números<text:line-break/>C - Dividir 2 Números<text:line-break/>D -  Subtrair 2 Números</text:p>
            <text:p text:style-name="Text_20_body">Cada um dos items deve ser uma função </text:p>
            <text:p text:style-name="Text_20_body">4 - Calculadora2: Escreva um programa onde o usuário poderá escolher uma das opções:<text:line-break/>a - Soma (ler operador 1 e operador 2)<text:line-break/>b - Subtração (ler operador 1 e operador 2)<text:line-break/>c - Divisão (ler base e divisor)<text:line-break/>d - Multiplicação (ler base e multiplicador)<text:line-break/>e - Fatorial<text:line-break/>f - Potencia (ler base e potencia)<text:line-break/>g - SAIR<text:line-break/><text:line-break/>5 - O cardápio de uma lancheria é o seguinte:<text:line-break/><text:span text:style-name="Strong_20_Emphasis"><text:span text:style-name="T1">Código do lanche | Especificação   | Preço unitário</text:span></text:span><text:line-break/><text:span text:style-name="T1">100              | Cachorro quente | 11,00</text:span><text:line-break/><text:span text:style-name="T1">101              | Bauru simples   | 13,00</text:span><text:line-break/><text:span text:style-name="T1">102              | Bauru c/ovo     | 15,00</text:span><text:line-break/><text:span text:style-name="T1">103              | Hamburger       | 11,00</text:span><text:line-break/><text:span text:style-name="T1">104              | Cheeseburger    | 13,00</text:span><text:line-break/><text:span text:style-name="T1">105              | Refrigerante    | 3,00</text:span><text:line-break/><text:line-break/>O programa deverá apresentar as seguintes opções:<text:line-break/>A - Novo pedido (Zerar Valor total do pedido)<text:line-break/>B - Incluir Item e quantidade<text:line-break/><text:soft-page-break/>C - Fechar pedido e Imprimir total (Apenas valor, somar total ao total do dia)<text:line-break/>D - Total do Dia (apenas valor)<text:line-break/>E - SAIR do programa<text:line-break/>O Programa deverá ter uma função que receba como parâmetros o código do item e a quantidade, esta função deverá retornar o valor daquela quantidade de items.</text:p>
            <text:p text:style-name="Text_20_body"><text:span text:style-name="Strong_20_Emphasis">6 - Escreva programa que Leia turno e língua.</text:span><text:line-break/>Esse programa deve ter uma função receba como parâmetros: Língua e Turno e imprima na tela a saudação correta.<text:line-break/>os parâmetros para língua são: 1 português, 2 inglês, 3 espanhol, 4 italiano, 5 alemão. (pesquisar as saudações no google :)<text:line-break/>Para o turno o parâmetro é dado pelos caracteres 'm', 't' e 'n'. <text:line-break/>O programa deve repetir o processo até que a língua informada seja '0' (zero); </text:p>
            <text:p text:style-name="Text_20_body">Exemplo incompleto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1">Língua</text:p>
                </table:table-cell>
                <table:table-cell table:style-name="Table1.B1" office:value-type="string">
                  <text:p text:style-name="P1">Turno</text:p>
                </table:table-cell>
                <table:table-cell table:style-name="Table1.B1" office:value-type="string">
                  <text:p text:style-name="P1">Resposta</text:p>
                </table:table-cell>
              </table:table-row>
              <table:table-row>
                <table:table-cell table:style-name="Table1.A2" office:value-type="string">
                  <text:p text:style-name="P1">Português (1)</text:p>
                </table:table-cell>
                <table:table-cell table:style-name="Table1.B2" office:value-type="string">
                  <text:p text:style-name="P1">manhã (m)</text:p>
                </table:table-cell>
                <table:table-cell table:style-name="Table1.B2" office:value-type="string">
                  <text:p text:style-name="P1">BOM DIA</text:p>
                </table:table-cell>
              </table:table-row>
              <table:table-row>
                <table:table-cell table:style-name="Table1.A2" office:value-type="string">
                  <text:p text:style-name="P1">Português (1)</text:p>
                </table:table-cell>
                <table:table-cell table:style-name="Table1.B2" office:value-type="string">
                  <text:p text:style-name="P1">tarde (t)</text:p>
                </table:table-cell>
                <table:table-cell table:style-name="Table1.B2" office:value-type="string">
                  <text:p text:style-name="P1">BOA TARDE</text:p>
                </table:table-cell>
              </table:table-row>
              <table:table-row>
                <table:table-cell table:style-name="Table1.A2" office:value-type="string">
                  <text:p text:style-name="P1">Português (1)</text:p>
                </table:table-cell>
                <table:table-cell table:style-name="Table1.B2" office:value-type="string">
                  <text:p text:style-name="P1">noite (n)</text:p>
                </table:table-cell>
                <table:table-cell table:style-name="Table1.B2" office:value-type="string">
                  <text:p text:style-name="P1">BOA NOITE</text:p>
                </table:table-cell>
              </table:table-row>
              <table:table-row>
                <table:table-cell table:style-name="Table1.A2" office:value-type="string">
                  <text:p text:style-name="P1">Inglês (2)</text:p>
                </table:table-cell>
                <table:table-cell table:style-name="Table1.B2" office:value-type="string">
                  <text:p text:style-name="P1">manhã (m)</text:p>
                </table:table-cell>
                <table:table-cell table:style-name="Table1.B2" office:value-type="string">
                  <text:p text:style-name="P1">GOOD MORNING</text:p>
                </table:table-cell>
              </table:table-row>
              <table:table-row>
                <table:table-cell table:style-name="Table1.A2" office:value-type="string">
                  <text:p text:style-name="P1">Inglês (2)</text:p>
                </table:table-cell>
                <table:table-cell table:style-name="Table1.B2" office:value-type="string">
                  <text:p text:style-name="P1">tarde (t)</text:p>
                </table:table-cell>
                <table:table-cell table:style-name="Table1.B2" office:value-type="string">
                  <text:p text:style-name="P1">GOOD AFTERNOON</text:p>
                </table:table-cell>
              </table:table-row>
              <table:table-row>
                <table:table-cell table:style-name="Table1.A7" office:value-type="string">
                  <text:p text:style-name="P1">Inglês (2)</text:p>
                </table:table-cell>
                <table:table-cell table:style-name="Table1.B7" office:value-type="string">
                  <text:p text:style-name="P1">noite (n)</text:p>
                </table:table-cell>
                <table:table-cell table:style-name="Table1.B7" office:value-type="string">
                  <text:p text:style-name="P1">GOOD NIGHT</text:p>
                </table:table-cell>
              </table:table-row>
            </table:table>
            <text:p text:style-name="Text_20_body"> <text:span text:style-name="Strong_20_Emphasis">sugestão</text:span>: escreva uma função para cada língua, que receba como parâmetro o turno: ex: <text:line-break/><text:line-break/>void ingles(char turno){<text:line-break/>    switch(turno){     <text:line-break/>                 .....<text:line-break/>    }<text:line-break/>}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urier new" svg:font-family="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1:33:34.111302175</meta:creation-date>
    <dc:date>2022-11-12T21:34:29.559834832</dc:date>
    <meta:editing-duration>PT55S</meta:editing-duration>
    <meta:editing-cycles>1</meta:editing-cycles>
    <meta:document-statistic meta:table-count="1" meta:image-count="0" meta:object-count="0" meta:page-count="2" meta:paragraph-count="32" meta:word-count="465" meta:character-count="2652" meta:non-whitespace-character-count="2078"/>
    <meta:generator>LibreOffice/7.3.6.2$Linux_X86_64 LibreOffice_project/30$Build-2</meta:generator>
  </office:meta>
</office:document-meta>
</file>